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fo:background-color="transparent"/>
    </style:style>
    <style:style style:name="P2" style:family="paragraph" style:parent-style-name="Standard">
      <style:paragraph-properties style:line-height-at-least="0.503cm"/>
      <style:text-properties fo:background-color="transparent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background-color="transparent"/>
    </style:style>
    <style:style style:name="P4" style:family="paragraph" style:parent-style-name="Standard">
      <style:text-properties fo:background-color="transparent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fo:color="#ce9178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&lt;</text:span><text:span text:style-name="T3">div</text:span><text:span text:style-name="T1"> </text:span><text:span text:style-name="T4">className</text:span><text:span text:style-name="T1">=</text:span><text:span text:style-name="T5">"home"</text:span><text:span text:style-name="T2">&gt;</text:span></text:p>
      <text:p text:style-name="P2"/>
      <text:p text:style-name="P1"><text:s text:c="2"/><text:span text:style-name="T2">&lt;</text:span><text:span text:style-name="T3">img</text:span><text:span text:style-name="T1"> </text:span><text:span text:style-name="T4">src</text:span><text:span text:style-name="T1">=</text:span><text:span text:style-name="T5">"healthcare-medical-concept-med.png"</text:span><text:span text:style-name="T1"> 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2">/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emilebilir"</text:span><text:span text:style-name="T1"> </text:span><text:span text:style-name="T4">class</text:span><text:span text:style-name="T1">=</text:span><text:span text:style-name="T5">"emilebilir"</text:span><text:span text:style-name="T2">&gt;</text:span></text:p>
      <text:p text:style-name="P2"/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EMLEBLR_STRLER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EMİLEBİLİR</text:span><text:span text:style-name="T2">&lt;</text:span><text:span text:style-name="T3">br</text:span><text:span text:style-name="T1"> </text:span><text:span text:style-name="T2">/&gt;</text:span><text:span text:style-name="T1">SÜTÜRLER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milmeyen"</text:span><text:span text:style-name="T1"> </text:span><text:span text:style-name="T4">class</text:span><text:span text:style-name="T1">=</text:span><text:span text:style-name="T5">"milmeyen"</text:span><text:span text:style-name="T2">&gt;</text:span></text:p>
      <text:p text:style-name="P2"/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EMLMEYEN_STRLER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EMİLMEYEN</text:span><text:span text:style-name="T2">&lt;</text:span><text:span text:style-name="T3">br</text:span><text:span text:style-name="T1"> </text:span><text:span text:style-name="T2">/&gt;</text:span><text:span text:style-name="T1">SÜTÜRLER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Component_7__1"</text:span><text:span text:style-name="T1"> </text:span><text:span text:style-name="T4">class</text:span><text:span text:style-name="T1">=</text:span><text:span text:style-name="T5">"Component_7___1"</text:span><text:span text:style-name="T2">&gt;</text:span></text:p>
      <text:p text:style-name="P2"/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EMLEBLR_HEMOSTAT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EMİLEBİLİR</text:span><text:span text:style-name="T2">&lt;</text:span><text:span text:style-name="T3">br</text:span><text:span text:style-name="T1"> </text:span><text:span text:style-name="T2">/&gt;</text:span><text:span text:style-name="T1">HEMOSTAT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Component_8__1"</text:span><text:span text:style-name="T1"> </text:span><text:span text:style-name="T4">class</text:span><text:span text:style-name="T1">=</text:span><text:span text:style-name="T5">"Component_8___1"</text:span><text:span text:style-name="T2">&gt;</text:span></text:p>
      <text:p text:style-name="P2"/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DENTAL_STRLER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DENTAL</text:span><text:span text:style-name="T2">&lt;</text:span><text:span text:style-name="T3">br</text:span><text:span text:style-name="T1"> </text:span><text:span text:style-name="T2">/&gt;</text:span><text:span text:style-name="T1">SÜTÜRLER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Component_9__1"</text:span><text:span text:style-name="T1"> </text:span><text:span text:style-name="T4">class</text:span><text:span text:style-name="T1">=</text:span><text:span text:style-name="T5">"Component_9___1"</text:span><text:span text:style-name="T2">&gt;</text:span></text:p>
      <text:p text:style-name="P2"/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VETERNERLK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VETERİNERLİK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3"/>
      <text:p text:style-name="P1"><text:s text:c="3"/><text:span text:style-name="T2">&lt;</text:span><text:span text:style-name="T3">div</text:span><text:span text:style-name="T1"> </text:span><text:span text:style-name="T4">onclick</text:span><text:span text:style-name="T1">=</text:span><text:span text:style-name="T5">"application.goToTargetView(event)"</text:span><text:span text:style-name="T1"> </text:span><text:span text:style-name="T4">id</text:span><text:span text:style-name="T1">=</text:span><text:span text:style-name="T5">"emilebilirhemosta"</text:span><text:span text:style-name="T1"> </text:span><text:span text:style-name="T4">class</text:span><text:span text:style-name="T1">=</text:span><text:span text:style-name="T5">"emilebilirhemosta"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kvc"</text:span><text:span text:style-name="T1"> </text:span><text:span text:style-name="T4">class</text:span><text:span text:style-name="T1">=</text:span><text:span text:style-name="T5">"kvc"</text:span><text:span text:style-name="T2">&gt;</text:span></text:p>
      <text:p text:style-name="P2"/>
      <text:p text:style-name="P1"><text:s text:c="4"/><text:span text:style-name="T2">&lt;/</text:span><text:span text:style-name="T3">div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KVC_ba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KVC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2"/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Group_5"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DUYURULAR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DUYURULAR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oft-page-break/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Group_9"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ETKNLK_REHBER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ETKİNLİK REHBERİ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onclick</text:span><text:span text:style-name="T1">=</text:span><text:span text:style-name="T5">"application.goToTargetView(event)"</text:span><text:span text:style-name="T1"> </text:span><text:span text:style-name="T4">id</text:span><text:span text:style-name="T1">=</text:span><text:span text:style-name="T5">"anastomoz_kopya"</text:span><text:span text:style-name="T1"> </text:span><text:span text:style-name="T4">class</text:span><text:span text:style-name="T1">=</text:span><text:span text:style-name="T5">"anastomoz_kopya"</text:span><text:span text:style-name="T2">&gt;</text:span></text:p>
      <text:p text:style-name="P1"><text:s text:c="4"/><text:span text:style-name="T2">&lt;</text:span><text:span text:style-name="T3">img</text:span><text:span text:style-name="T1"> </text:span><text:span text:style-name="T4">id</text:span><text:span text:style-name="T1">=</text:span><text:span text:style-name="T5">"anastomoz_kopya_bh"</text:span><text:span text:style-name="T1"> </text:span><text:span text:style-name="T4">src</text:span><text:span text:style-name="T1">=</text:span><text:span text:style-name="T5">"anastomoz_kopya_bh.png"</text:span><text:span text:style-name="T1"> </text:span><text:span text:style-name="T4">srcset</text:span><text:span text:style-name="T1">=</text:span><text:span text:style-name="T5">"anastomoz_kopya_bh.png 1x, anastomoz_kopya_bh@2x.png 2x"</text:span><text:span text:style-name="T1"> </text:span><text:span text:style-name="T2">/&gt;</text:span></text:p>
      <text:p text:style-name="P2"/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ohsad-ingilizce"</text:span><text:span text:style-name="T1"> </text:span><text:span text:style-name="T4">class</text:span><text:span text:style-name="T1">=</text:span><text:span text:style-name="T5">"ohsad_ingilizce"</text:span><text:span text:style-name="T2">&gt;</text:span></text:p>
      <text:p text:style-name="P1"><text:s text:c="4"/><text:span text:style-name="T2">&lt;</text:span><text:span text:style-name="T3">img</text:span><text:span text:style-name="T1"> </text:span><text:span text:style-name="T4">id</text:span><text:span text:style-name="T1">=</text:span><text:span text:style-name="T5">"ohsad-ingilizce_bj"</text:span><text:span text:style-name="T1"> </text:span><text:span text:style-name="T4">src</text:span><text:span text:style-name="T1">=</text:span><text:span text:style-name="T5">"ohsad-ingilizce_bj.png"</text:span><text:span text:style-name="T1"> </text:span><text:span text:style-name="T4">srcset</text:span><text:span text:style-name="T1">=</text:span><text:span text:style-name="T5">"ohsad-ingilizce_bj.png 1x, ohsad-ingilizce_bj@2x.png 2x"</text:span><text:span text:style-name="T1"> </text:span><text:span text:style-name="T2">/&gt;</text:span></text:p>
      <text:p text:style-name="P2"/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n_7_Mart_stanbul_Beiktata_bulu"</text:span><text:span text:style-name="T2">&gt;</text:span></text:p>
      <text:p text:style-name="P1"><text:s text:c="4"/><text:span text:style-name="T2">&lt;</text:span><text:span text:style-name="T3">span</text:span><text:span text:style-name="T2">&gt;</text:span><text:span text:style-name="T1">27 Mart İstanbul, Beşiktaş’ta bulunan Doğsan Eğitim Salonunda düzenlenecek olan «Diş Hekimliği Sütür, Flep Kaplama Eğitimi» Yüz yüze veya Online eğitim seçenekleriyle sizi bekliyor.</text:span><text:span text:style-name="T2">&lt;/</text:span><text:span text:style-name="T3">span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n_3-27_Mart_Antalyada_dzenlene"</text:span><text:span text:style-name="T2">&gt;</text:span></text:p>
      <text:p text:style-name="P1"><text:s text:c="4"/><text:span text:style-name="T2">&lt;</text:span><text:span text:style-name="T3">span</text:span><text:span text:style-name="T2">&gt;</text:span><text:span text:style-name="T1">23-27 Mart Antalya’da düzenlenecek olan 22. Ulusal Cerrahi Kongresi ve 17. Ulusal Cerrahi Hemşireliği Kongresi’nde yerimizi aldık. Sizleri de görmekten mutluluk duyarız.</text:span><text:span text:style-name="T2">&lt;/</text:span><text:span text:style-name="T3">span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n_3-27_Mart_tarihlerinde_Antal"</text:span><text:span text:style-name="T2">&gt;</text:span></text:p>
      <text:p text:style-name="P1"><text:s text:c="4"/><text:span text:style-name="T2">&lt;</text:span><text:span text:style-name="T3">span</text:span><text:span text:style-name="T2">&gt;</text:span><text:span text:style-name="T1">23-27 Mart tarihlerinde Antalya Cornelia Diamond Otel’de düzenlenecek olan 12. OHSAD Kurultayı’nda sizleri de standımızda görmekten mutluluk duyarız.</text:span><text:span text:style-name="T2">&lt;/</text:span><text:span text:style-name="T3">span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D_HEKML_STR_FLEP__KAPLAMA_ETM"</text:span><text:span text:style-name="T2">&gt;</text:span></text:p>
      <text:p text:style-name="P1"><text:s text:c="4"/><text:span text:style-name="T2">&lt;</text:span><text:span text:style-name="T3">span</text:span><text:span text:style-name="T2">&gt;</text:span><text:span text:style-name="T1">DİŞ HEKİMLİĞİ SÜTÜR, FLEP </text:span><text:span text:style-name="T2">&lt;</text:span><text:span text:style-name="T3">br</text:span><text:span text:style-name="T1"> </text:span><text:span text:style-name="T2">/&gt;</text:span><text:span text:style-name="T1">KAPLAMA EĞİTİMİ</text:span><text:span text:style-name="T2">&lt;/</text:span><text:span text:style-name="T3">span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n_2_ULUSAL_CERRAH_KONGRES"</text:span><text:span text:style-name="T2">&gt;</text:span></text:p>
      <text:p text:style-name="P1"><text:s text:c="4"/><text:span text:style-name="T2">&lt;</text:span><text:span text:style-name="T3">span</text:span><text:span text:style-name="T2">&gt;</text:span><text:span text:style-name="T1">22. ULUSAL CERRAHİ KONGRESİ</text:span><text:span text:style-name="T2">&lt;/</text:span><text:span text:style-name="T3">span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n_2_OHSAD_KONGRES"</text:span><text:span text:style-name="T2">&gt;</text:span></text:p>
      <text:p text:style-name="P1"><text:s text:c="4"/><text:span text:style-name="T2">&lt;</text:span><text:span text:style-name="T3">span</text:span><text:span text:style-name="T2">&gt;</text:span><text:span text:style-name="T1">12. OHSAD KONGRESİ</text:span><text:span text:style-name="T2">&lt;/</text:span><text:span text:style-name="T3">span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2"/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Group_13"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Group_8"</text:span><text:span text:style-name="T2">&gt;</text:span></text:p>
      <text:p text:style-name="P2"/>
      <text:p text:style-name="P1"><text:s text:c="4"/><text:span text:style-name="T2">&lt;/</text:span><text:span text:style-name="T3">div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Group_10"</text:span><text:span text:style-name="T2">&gt;</text:span></text:p>
      <text:p text:style-name="P2"/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Group_11"</text:span><text:span text:style-name="T2">&gt;</text:span></text:p>
      <text:p text:style-name="P2"/>
      <text:p text:style-name="P1"><text:s text:c="3"/><text:span text:style-name="T2">&lt;/</text:span><text:span text:style-name="T3">div</text:span><text:span text:style-name="T2">&gt;</text:span></text:p>
      <text:p text:style-name="P1"><text:soft-page-break/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Component_2__1"</text:span><text:span text:style-name="T1"> </text:span><text:span text:style-name="T4">class</text:span><text:span text:style-name="T1">=</text:span><text:span text:style-name="T5">"Component_2___1"</text:span><text:span text:style-name="T2">&gt;</text:span></text:p>
      <text:p text:style-name="P2"/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Group_15"</text:span><text:span text:style-name="T2">&gt;</text:span></text:p>
      <text:p text:style-name="P3"/>
      <text:p text:style-name="P1"><text:s text:c="4"/><text:span text:style-name="T2">&lt;/</text:span><text:span text:style-name="T3">div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Group_14"</text:span><text:span text:style-name="T2">&gt;</text:span></text:p>
      <text:p text:style-name="P2"/>
      <text:p text:style-name="P1"><text:s text:c="4"/><text:span text:style-name="T2">&lt;/</text:span><text:span text:style-name="T3">div</text:span><text:span text:style-name="T2">&gt;</text:span></text:p>
      <text:p text:style-name="P1"><text:s text:c="4"/></text:p>
      <text:p text:style-name="P2"/>
      <text:p text:style-name="P1"><text:s text:c="3"/><text:span text:style-name="T2">&lt;/</text:span><text:span text:style-name="T3">div</text:span><text:span text:style-name="T2">&gt;</text:span></text:p>
      <text:p text:style-name="P2"/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Group_17"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Group_16"</text:span><text:span text:style-name="T2">&gt;</text:span></text:p>
      <text:p text:style-name="P1"><text:s text:c="5"/><text:span text:style-name="T2">&lt;</text:span><text:span text:style-name="T3">img</text:span><text:span text:style-name="T1"> </text:span><text:span text:style-name="T4">id</text:span><text:span text:style-name="T1">=</text:span><text:span text:style-name="T5">"Ekran_Resmi_2022-03-26_162337"</text:span><text:span text:style-name="T1"> </text:span><text:span text:style-name="T4">src</text:span><text:span text:style-name="T1">=</text:span><text:span text:style-name="T5">"Ekran_Resmi_2022-03-26_162337.png"</text:span><text:span text:style-name="T1"> </text:span><text:span text:style-name="T4">srcset</text:span><text:span text:style-name="T1">=</text:span><text:span text:style-name="T5">"Ekran_Resmi_2022-03-26_162337.png 1x, Ekran_Resmi_2022-03-26_162337@2x.png 2x"</text:span><text:span text:style-name="T1"> </text:span><text:span text:style-name="T2">/&gt;</text:span></text:p>
      <text:p text:style-name="P3"/>
      <text:p text:style-name="P1"><text:s text:c="4"/><text:span text:style-name="T2">&lt;/</text:span><text:span text:style-name="T3">div</text:span><text:span text:style-name="T2">&gt;</text:span></text:p>
      <text:p text:style-name="P2"/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Group_16_co"</text:span><text:span text:style-name="T2">&gt;</text:span></text:p>
      <text:p text:style-name="P1"><text:s text:c="4"/><text:span text:style-name="T2">&lt;</text:span><text:span text:style-name="T3">img</text:span><text:span text:style-name="T1"> </text:span><text:span text:style-name="T4">id</text:span><text:span text:style-name="T1">=</text:span><text:span text:style-name="T5">"Ekran_Resmi_2022-03-26_162337_cp"</text:span><text:span text:style-name="T1"> </text:span><text:span text:style-name="T4">src</text:span><text:span text:style-name="T1">=</text:span><text:span text:style-name="T5">"Ekran_Resmi_2022-03-26_162337_cp.png"</text:span><text:span text:style-name="T1"> </text:span><text:span text:style-name="T4">srcset</text:span><text:span text:style-name="T1">=</text:span><text:span text:style-name="T5">"Ekran_Resmi_2022-03-26_162337_cp.png 1x, Ekran_Resmi_2022-03-26_162337_cp@2x.png 2x"</text:span><text:span text:style-name="T1"> </text:span><text:span text:style-name="T2">/&gt;</text:span></text:p>
      <text:p text:style-name="P3"/>
      <text:p text:style-name="P1"><text:s text:c="3"/><text:span text:style-name="T2">&lt;/</text:span><text:span text:style-name="T3">div</text:span><text:span text:style-name="T2">&gt;</text:span></text:p>
      <text:p text:style-name="P2"/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Group_19"</text:span><text:span text:style-name="T2">&gt;</text:span></text:p>
      <text:p text:style-name="P1"><text:s text:c="4"/><text:span text:style-name="T2">&lt;</text:span><text:span text:style-name="T3">img</text:span><text:span text:style-name="T1"> </text:span><text:span text:style-name="T4">id</text:span><text:span text:style-name="T1">=</text:span><text:span text:style-name="T5">"Group_18"</text:span><text:span text:style-name="T1"> </text:span><text:span text:style-name="T4">src</text:span><text:span text:style-name="T1">=</text:span><text:span text:style-name="T5">"Group_18.png"</text:span><text:span text:style-name="T1"> </text:span><text:span text:style-name="T4">srcset</text:span><text:span text:style-name="T1">=</text:span><text:span text:style-name="T5">"Group_18.png 1x, Group_18@2x.png 2x"</text:span><text:span text:style-name="T1"> </text:span><text:span text:style-name="T2">/&gt;</text:span></text:p>
      <text:p text:style-name="P3"/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Group_21"</text:span><text:span text:style-name="T2">&gt;</text:span></text:p>
      <text:p text:style-name="P1"><text:s text:c="4"/><text:span text:style-name="T2">&lt;</text:span><text:span text:style-name="T3">img</text:span><text:span text:style-name="T1"> </text:span><text:span text:style-name="T4">id</text:span><text:span text:style-name="T1">=</text:span><text:span text:style-name="T5">"Group_18_cw"</text:span><text:span text:style-name="T1"> </text:span><text:span text:style-name="T4">src</text:span><text:span text:style-name="T1">=</text:span><text:span text:style-name="T5">"Group_18_cw.png"</text:span><text:span text:style-name="T1"> </text:span><text:span text:style-name="T4">srcset</text:span><text:span text:style-name="T1">=</text:span><text:span text:style-name="T5">"Group_18_cw.png 1x, Group_18_cw@2x.png 2x"</text:span><text:span text:style-name="T1"> </text:span><text:span text:style-name="T2">/&gt;</text:span></text:p>
      <text:p text:style-name="P3"/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UBAT_2022"</text:span><text:span text:style-name="T2">&gt;</text:span></text:p>
      <text:p text:style-name="P1"><text:s text:c="4"/><text:span text:style-name="T2">&lt;</text:span><text:span text:style-name="T3">span</text:span><text:span text:style-name="T2">&gt;</text:span><text:span text:style-name="T1">ŞUBAT 2022</text:span><text:span text:style-name="T2">&lt;/</text:span><text:span text:style-name="T3">span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Group_16_cy"</text:span><text:span text:style-name="T2">&gt;</text:span></text:p>
      <text:p text:style-name="P1"><text:s text:c="4"/><text:span text:style-name="T2">&lt;</text:span><text:span text:style-name="T3">img</text:span><text:span text:style-name="T1"> </text:span><text:span text:style-name="T4">id</text:span><text:span text:style-name="T1">=</text:span><text:span text:style-name="T5">"Ekran_Resmi_2022-03-26_162337_cz"</text:span><text:span text:style-name="T1"> </text:span><text:span text:style-name="T4">src</text:span><text:span text:style-name="T1">=</text:span><text:span text:style-name="T5">"Ekran_Resmi_2022-03-26_162337_cz.png"</text:span><text:span text:style-name="T1"> </text:span><text:span text:style-name="T4">srcset</text:span><text:span text:style-name="T1">=</text:span><text:span text:style-name="T5">"Ekran_Resmi_2022-03-26_162337_cz.png 1x, Ekran_Resmi_2022-03-26_162337_cz@2x.png 2x"</text:span><text:span text:style-name="T1"> </text:span><text:span text:style-name="T2">/&gt;</text:span></text:p>
      <text:p text:style-name="P3"/>
      <text:p text:style-name="P1"><text:soft-page-break/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Component_1__1"</text:span><text:span text:style-name="T1"> </text:span><text:span text:style-name="T4">class</text:span><text:span text:style-name="T1">=</text:span><text:span text:style-name="T5">"Component_1___1"</text:span><text:span text:style-name="T2">&gt;</text:span></text:p>
      <text:p text:style-name="P2"/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Group_20"</text:span><text:span text:style-name="T2">&gt;</text:span></text:p>
      <text:p text:style-name="P1"><text:s text:c="5"/><text:span text:style-name="T2">&lt;</text:span><text:span text:style-name="T3">img</text:span><text:span text:style-name="T1"> </text:span><text:span text:style-name="T4">id</text:span><text:span text:style-name="T1">=</text:span><text:span text:style-name="T5">"Group_18_c"</text:span><text:span text:style-name="T1"> </text:span><text:span text:style-name="T4">src</text:span><text:span text:style-name="T1">=</text:span><text:span text:style-name="T5">"Group_18_c.png"</text:span><text:span text:style-name="T1"> </text:span><text:span text:style-name="T4">srcset</text:span><text:span text:style-name="T1">=</text:span><text:span text:style-name="T5">"Group_18_c.png 1x, Group_18_c@2x.png 2x"</text:span><text:span text:style-name="T1"> </text:span><text:span text:style-name="T2">/&gt;</text:span></text:p>
      <text:p text:style-name="P3"/>
      <text:p text:style-name="P1"><text:s text:c="4"/><text:span text:style-name="T2">&lt;/</text:span><text:span text:style-name="T3">div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MART_2022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MART 2022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NSAN-MAYIS_2022"</text:span><text:span text:style-name="T2">&gt;</text:span></text:p>
      <text:p text:style-name="P1"><text:s text:c="4"/><text:span text:style-name="T2">&lt;</text:span><text:span text:style-name="T3">span</text:span><text:span text:style-name="T2">&gt;</text:span><text:span text:style-name="T1">NİSAN-MAYIS</text:span><text:span text:style-name="T2">&lt;</text:span><text:span text:style-name="T3">br</text:span><text:span text:style-name="T1"> </text:span><text:span text:style-name="T2">/&gt;</text:span><text:span text:style-name="T1">2022</text:span><text:span text:style-name="T2">&lt;/</text:span><text:span text:style-name="T3">span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onclick</text:span><text:span text:style-name="T1">=</text:span><text:span text:style-name="T5">"application.goToTargetView(event)"</text:span><text:span text:style-name="T1"> </text:span><text:span text:style-name="T4">id</text:span><text:span text:style-name="T1">=</text:span><text:span text:style-name="T5">"n_9-mart"</text:span><text:span text:style-name="T1"> </text:span><text:span text:style-name="T4">class</text:span><text:span text:style-name="T1">=</text:span><text:span text:style-name="T5">"19_mart"</text:span><text:span text:style-name="T2">&gt;</text:span></text:p>
      <text:p text:style-name="P1"><text:s text:c="4"/><text:span text:style-name="T2">&lt;</text:span><text:span text:style-name="T3">img</text:span><text:span text:style-name="T1"> </text:span><text:span text:style-name="T4">id</text:span><text:span text:style-name="T1">=</text:span><text:span text:style-name="T5">"n_9-mart_c"</text:span><text:span text:style-name="T1"> </text:span><text:span text:style-name="T4">src</text:span><text:span text:style-name="T1">=</text:span><text:span text:style-name="T5">"n_9-mart_c.png"</text:span><text:span text:style-name="T1"> </text:span><text:span text:style-name="T4">srcset</text:span><text:span text:style-name="T1">=</text:span><text:span text:style-name="T5">"n_9-mart_c.png 1x, n_9-mart_c@2x.png 2x"</text:span><text:span text:style-name="T1"> </text:span><text:span text:style-name="T2">/&gt;</text:span></text:p>
      <text:p text:style-name="P2"/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</text:span><text:span text:style-name="T3">div</text:span><text:span text:style-name="T1"> </text:span><text:span text:style-name="T4">id</text:span><text:span text:style-name="T1">=</text:span><text:span text:style-name="T5">"Group_24"</text:span><text:span text:style-name="T2">&gt;</text:span></text:p>
      <text:p text:style-name="P2"/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ANASAYFA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ANASAYFA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KATALOGLAR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KATALOGLAR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KURUMSAL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KURUMSAL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NELER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İĞNELER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DUYURULAR_dh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DUYURULAR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LETM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İLETİŞİM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Group_3"</text:span><text:span text:style-name="T2">&gt;</text:span></text:p>
      <text:p text:style-name="P1"><text:s text:c="5"/><text:span text:style-name="T2">&lt;</text:span><text:span text:style-name="T3">img</text:span><text:span text:style-name="T1"> </text:span><text:span text:style-name="T4">id</text:span><text:span text:style-name="T1">=</text:span><text:span text:style-name="T5">"Group_2"</text:span><text:span text:style-name="T1"> </text:span><text:span text:style-name="T4">src</text:span><text:span text:style-name="T1">=</text:span><text:span text:style-name="T5">"Group_2.png"</text:span><text:span text:style-name="T1"> </text:span><text:span text:style-name="T4">srcset</text:span><text:span text:style-name="T1">=</text:span><text:span text:style-name="T5">"Group_2.png 1x, Group_2@2x.png 2x"</text:span><text:span text:style-name="T1"> </text:span><text:span text:style-name="T2">/&gt;</text:span></text:p>
      <text:p text:style-name="P2"/>
      <text:p text:style-name="P1"><text:s text:c="4"/><text:span text:style-name="T2">&lt;/</text:span><text:span text:style-name="T3">div</text:span><text:span text:style-name="T2">&gt;</text:span></text:p>
      <text:p text:style-name="P1"><text:s text:c="4"/><text:span text:style-name="T2">&lt;</text:span><text:span text:style-name="T3">div</text:span><text:span text:style-name="T1"> </text:span><text:span text:style-name="T4">id</text:span><text:span text:style-name="T1">=</text:span><text:span text:style-name="T5">"TR__EN"</text:span><text:span text:style-name="T2">&gt;</text:span></text:p>
      <text:p text:style-name="P1"><text:s text:c="5"/><text:span text:style-name="T2">&lt;</text:span><text:span text:style-name="T3">span</text:span><text:span text:style-name="T2">&gt;</text:span><text:span text:style-name="T1">TR | EN</text:span><text:span text:style-name="T2">&lt;/</text:span><text:span text:style-name="T3">span</text:span><text:span text:style-name="T2">&gt;</text:span></text:p>
      <text:p text:style-name="P1"><text:s text:c="4"/><text:span text:style-name="T2">&lt;/</text:span><text:span text:style-name="T3">div</text:span><text:span text:style-name="T2">&gt;</text:span></text:p>
      <text:p text:style-name="P1"><text:s text:c="3"/><text:span text:style-name="T2">&lt;/</text:span><text:span text:style-name="T3">div</text:span><text:span text:style-name="T2">&gt;</text:span></text:p>
      <text:p text:style-name="P1"><text:s text:c="3"/><text:span text:style-name="T2">&lt;/</text:span><text:span text:style-name="T3">img</text:span><text:span text:style-name="T2">&gt;</text:span></text:p>
      <text:p text:style-name="P1"><text:soft-page-break/><text:s text:c="3"/><text:span text:style-name="T2">&lt;/</text:span><text:span text:style-name="T3">div</text:span><text:span text:style-name="T2">&gt;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4T22:34:41.299000000</dc:date>
    <meta:editing-duration>PT57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5" meta:paragraph-count="146" meta:word-count="369" meta:character-count="4901" meta:non-whitespace-character-count="4143"/>
  </office:meta>
</office:document-meta>
</file>